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3"/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1-29_20-51-22_000.jpg</text:p>
          </table:table-cell>
          <table:table-cell table:style-name="ce12" office:value-type="string">
            <text:p>:m 食べた物</text:p>
          </table:table-cell>
          <table:table-cell table:style-name="ce20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1-30_02-26-46_000.jpg</text:p>
          </table:table-cell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1-11-30_02-26-53_000.jpg</text:p>
          </table:table-cell>
          <table:table-cell table:style-name="ce12" office:value-type="string">
            <text:p>:m :PHOTO 寝た時刻 / 2021</text:p>
          </table:table-cell>
          <table:table-cell table:style-name="ce20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1-11-30_05-43-52_000.jpg</text:p>
          </table:table-cell>
          <table:table-cell table:style-name="ce21" office:value-type="string">
            <text:p>:m :PHOTO 起きた時刻（夜中）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PHOTO 起きた時刻（夜中） / 2021">
            <text:p>:m :PHOTO 起きた時刻（夜中）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1-11-30_09-02-32_000.jpg</text:p>
          </table:table-cell>
          <table:table-cell table:style-name="ce19" office:value-type="string">
            <text:p>:m :PHOTO 起きた時刻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1-11-30_09-05-47_000.jpg</text:p>
          </table:table-cell>
          <table:table-cell table:style-name="ce12" office:value-type="string">
            <text:p>:m 記録 / お酒：飲んだ量</text:p>
          </table:table-cell>
          <table:table-cell table:style-name="ce21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m 記録 / お酒：飲んだ量">
            <text:p>:m 記録 / お酒：飲んだ量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1-11-30_11-27-29_000.jpg</text:p>
          </table:table-cell>
          <table:table-cell table:style-name="ce12" office:value-type="string">
            <text:p>:m RES 1*2 / free# JVEMV6 76#_43:1 / 76. physics / w=~,topics=ラグランジアン；ハミルトニアン,other=~,s=~,i=~,doc=r-6.1-1~12#3</text:p>
          </table:table-cell>
          <table:table-cell table:style-name="ce12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m RES 1*2 / free# JVEMV6 76#_43:1 / 76. physics / w=~,topics=ラグランジアン；ハミルトニアン,other=~,s=~,i=~,doc=r-6.1-1~12#3">
            <text:p>:m RES 1*2 / free# JVEMV6 76#_43:1 / 76. physics / w=~,topics=ラグランジアン；ハミルトニアン,other=~,s=~,i=~,doc=r-6.1-1~12#3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1-11-30_11-27-49_000.jpg</text:p>
          </table:table-cell>
          <table:table-cell table:style-name="ce12" office:value-type="string">
            <text:p>:m RES 2*2 / free# JVEMV6 76#_43:1 / 76. physics / w=~,topics=ラグランジアン；ハミルトニアン,other=~,s=~,i=~,doc=r-6.1-1~12#3</text:p>
          </table:table-cell>
          <table:table-cell table:style-name="ce12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RES 2*2 / free# JVEMV6 76#_43:1 / 76. physics / w=~,topics=ラグランジアン；ハミルトニアン,other=~,s=~,i=~,doc=r-6.1-1~12#3">
            <text:p>:m RES 2*2 / free# JVEMV6 76#_43:1 / 76. physics / w=~,topics=ラグランジアン；ハミルトニアン,other=~,s=~,i=~,doc=r-6.1-1~12#3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2021-11-30_15-32-32_000.jpg</text:p>
          </table:table-cell>
          <table:table-cell table:style-name="ce12" office:value-type="string">
            <text:p>:m RES 1*2 / free# JVEMV6 76#_43:2 / 76. physics / w=~,topics=正準変換,other=~,s=~,i=~,doc=r-6.1-1~14</text:p>
          </table:table-cell>
          <table:table-cell table:style-name="ce12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m RES 1*2 / free# JVEMV6 76#_43:2 / 76. physics / w=~,topics=正準変換,other=~,s=~,i=~,doc=r-6.1-1~14">
            <text:p>:m RES 1*2 / free# JVEMV6 76#_43:2 / 76. physics / w=~,topics=正準変換,other=~,s=~,i=~,doc=r-6.1-1~14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5" office:value-type="string">
            <text:p>2021-11-30_15-32-52_000.jpg</text:p>
          </table:table-cell>
          <table:table-cell table:style-name="ce12" office:value-type="string">
            <text:p>:m RES 2*2 / free# JVEMV6 76#_43:2 / 76. physics / w=~,topics=正準変換,other=~,s=~,i=~,doc=r-6.1-1~14</text:p>
          </table:table-cell>
          <table:table-cell table:style-name="ce12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:m RES 2*2 / free# JVEMV6 76#_43:2 / 76. physics / w=~,topics=正準変換,other=~,s=~,i=~,doc=r-6.1-1~14">
            <text:p>:m RES 2*2 / free# JVEMV6 76#_43:2 / 76. physics / w=~,topics=正準変換,other=~,s=~,i=~,doc=r-6.1-1~14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5" office:value-type="string">
            <text:p>2021-11-30_16-08-39_000.jpg</text:p>
          </table:table-cell>
          <table:table-cell table:style-name="ce12" office:value-type="string">
            <text:p>:m :篠笛,shinobue #*# / session-memo / s.1:todays-melody,key=h-7(Af),i.f.=~,Re+,other=~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m :篠笛,shinobue #*# / session-memo / s.1:todays-melody,key=h-7(Af),i.f.=~,Re+,other=~">
            <text:p>:m :篠笛,shinobue #*# / session-memo / s.1:todays-melody,key=h-7(Af),i.f.=~,Re+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 office:value-type="string">
            <text:p>2021-11-30_17-11-35_000.jpg</text:p>
          </table:table-cell>
          <table:table-cell table:style-name="ce12" office:value-type="string">
            <text:p><text:s/>:m #*# RES / JVEMV6 64#114_hirata_-- / 『霊の御柱』（たまのみはしら） 著者=平田篤胤,校注=~ / p.23 / w=清明して[すみあかく；豊斟渟神[とよくむぬのかみ,topic=読み方 </text:p>
          </table:table-cell>
          <table:table-cell table:style-name="ce12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 :m #*# RES / JVEMV6 64#114_hirata_-- / 『霊の御柱』（たまのみはしら） 著者=平田篤胤,校注=~ / p.23 / w=清明して[すみあかく；豊斟渟神[とよくむぬのかみ,topic=読み方 ">
            <text:p><text:s/>:m #*# RES / JVEMV6 64#114_hirata_-- / 『霊の御柱』（たまのみはしら） 著者=平田篤胤,校注=~ / p.23 / w=清明して[すみあかく；豊斟渟神[とよくむぬのかみ,topic=読み方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5" office:value-type="string">
            <text:p>2021-11-30_19-03-07_000.jpg</text:p>
          </table:table-cell>
          <table:table-cell table:style-name="ce12" office:value-type="string">
            <text:p>:m :篠笛,shinobue #*# / session-memo / s.1:todays-melody,key=h-4`(Ef),i.f.=~,Re+,other=~,notes=6-7-6-7-4`-7`-6`-4`-3`-4`</text:p>
          </table:table-cell>
          <table:table-cell table:style-name="ce12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:m :篠笛,shinobue #*# / session-memo / s.1:todays-melody,key=h-4`(Ef),i.f.=~,Re+,other=~,notes=6-7-6-7-4`-7`-6`-4`-3`-4`">
            <text:p>:m :篠笛,shinobue #*# / session-memo / s.1:todays-melody,key=h-4`(Ef),i.f.=~,Re+,other=~,notes=6-7-6-7-4`-7`-6`-4`-3`-4`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1-11-29_23-56-31_000.mp4</text:p>
          </table:table-cell>
          <table:table-cell table:style-name="ce19" office:value-type="string">
            <text:p>:VIDEO / @自室 / 記録 / tongue-flute / 演奏、play / R=1 / todays-melody</text:p>
          </table:table-cell>
          <table:table-cell table:style-name="ce12"/>
          <table:table-cell table:style-name="ce5"/>
          <table:table-cell table:style-name="ce5"/>
          <table:table-cell table:style-name="ce40" table:formula="of:=IF([.E15]=&quot;&quot;;[.C15];CONCATENATE([.C15];&quot; / &quot;;[.E15]))" office:value-type="string" office:string-value=":VIDEO / @自室 / 記録 / tongue-flute / 演奏、play / R=1 / todays-melody">
            <text:p>:VIDEO / @自室 / 記録 / tongue-flute / 演奏、play / R=1 / todays-melody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0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21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30]=&quot;&quot;;[.C30];CONCATENATE([.C30];&quot; / &quot;;[.E3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9"/>
          <table:table-cell table:style-name="ce5"/>
          <table:table-cell table:style-name="ce5"/>
          <table:table-cell table:style-name="ce5"/>
          <table:table-cell table:style-name="ce40" table:formula="of:=IF([.E31]=&quot;&quot;;[.C31];CONCATENATE([.C31];&quot; / &quot;;[.E3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32]=&quot;&quot;;[.C32];CONCATENATE([.C32];&quot; / &quot;;[.E3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33]=&quot;&quot;;[.C33];CONCATENATE([.C33];&quot; / &quot;;[.E3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34]=&quot;&quot;;[.C34];CONCATENATE([.C34];&quot; / &quot;;[.E3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35]=&quot;&quot;;[.C35];CONCATENATE([.C35];&quot; / &quot;;[.E3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9"/>
          <table:table-cell table:style-name="ce5"/>
          <table:table-cell table:style-name="ce5"/>
          <table:table-cell table:style-name="ce5"/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12"/>
          <table:table-cell table:style-name="ce5"/>
          <table:table-cell table:style-name="ce5"/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/>
          <table:table-cell table:style-name="ce5"/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12"/>
          <table:table-cell table:style-name="ce5"/>
          <table:table-cell table:style-name="ce5"/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28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80]=&quot;&quot;;[.C80];CONCATENATE([.C80];&quot; / &quot;;[.E8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82]=&quot;&quot;;[.C82];CONCATENATE([.C82];&quot; / &quot;;[.E8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20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20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office:value-type="string">
            <text:p>:m :PHOTO 寝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office:value-type="string">
            <text:p>:m :PHOTO 寝た時刻 / 2021</text:p>
          </table:table-cell>
          <table:table-cell table:style-name="ce1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9])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9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30">2021/11/30</text:date>, <text:time>22:20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1-30T22:20:21.92</dc:date>
    <dc:creator>iwabuchi ken</dc:creator>
    <meta:editing-duration>P40DT14H23M39S</meta:editing-duration>
    <meta:editing-cycles>13908</meta:editing-cycles>
    <meta:document-statistic meta:table-count="1" meta:cell-count="439" meta:object-count="0"/>
  </office:meta>
</office:document-meta>
</file>